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rush Script MT" svg:font-family="'Brush Script 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0*"/>
    </style:style>
    <style:style style:name="Tabla1.D" style:family="table-column">
      <style:table-column-properties style:column-width="2.835cm" style:rel-column-width="10927*"/>
    </style:style>
    <style:style style:name="Tabla1.F" style:family="table-column">
      <style:table-column-properties style:column-width="2.835cm" style:rel-column-width="10928*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0.5pt solid #000000" fo:border-right="0.5pt solid #000000" fo:border-top="none" fo:border-bottom="none"/>
    </style:style>
    <style:style style:name="Tabla1.C1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a1.B3" style:family="table-cell">
      <style:table-cell-properties fo:padding="0.097cm" fo:border-left="none" fo:border-right="none" fo:border-top="none" fo:border-bottom="2pt solid #000000"/>
    </style:style>
    <style:style style:name="Tabla1.C3" style:family="table-cell">
      <style:table-cell-properties fo:padding="0.097cm" fo:border-left="0.05pt solid #000000" fo:border-right="none" fo:border-top="0.05pt solid #000000" fo:border-bottom="2pt solid #000000"/>
    </style:style>
    <style:style style:name="Tabla1.D3" style:family="table-cell">
      <style:table-cell-properties fo:padding="0.097cm" fo:border-left="0.05pt solid #000000" fo:border-right="none" fo:border-top="0.05pt solid #000000" fo:border-bottom="2pt solid #000000"/>
    </style:style>
    <style:style style:name="Tabla1.E3" style:family="table-cell">
      <style:table-cell-properties fo:padding="0.097cm" fo:border-left="0.05pt solid #000000" fo:border-right="none" fo:border-top="0.05pt solid #000000" fo:border-bottom="2pt solid #000000"/>
    </style:style>
    <style:style style:name="Tabla1.F3" style:family="table-cell">
      <style:table-cell-properties fo:padding="0.097cm" fo:border-left="0.05pt solid #000000" fo:border-right="0.05pt solid #000000" fo:border-top="0.05pt solid #000000" fo:border-bottom="2pt solid #000000"/>
    </style:style>
    <style:style style:name="Tabla1.B4" style:family="table-cell">
      <style:table-cell-properties fo:padding="0.097cm" fo:border-left="none" fo:border-right="none" fo:border-top="1pt solid #000000" fo:border-bottom="none"/>
    </style:style>
    <style:style style:name="Tabla1.C4" style:family="table-cell">
      <style:table-cell-properties fo:padding="0.097cm" fo:border-left="none" fo:border-right="0.5pt solid #000000" fo:border-top="1pt solid #000000" fo:border-bottom="0.5pt solid #000000"/>
    </style:style>
    <style:style style:name="Tabla1.D4" style:family="table-cell">
      <style:table-cell-properties fo:padding="0.097cm" fo:border-left="0.05pt solid #000000" fo:border-right="none" fo:border-top="1pt solid #000000" fo:border-bottom="0.05pt solid #000000"/>
    </style:style>
    <style:style style:name="Tabla1.E4" style:family="table-cell">
      <style:table-cell-properties fo:padding="0.097cm" fo:border-left="0.05pt solid #000000" fo:border-right="none" fo:border-top="1pt solid #000000" fo:border-bottom="0.05pt solid #000000"/>
    </style:style>
    <style:style style:name="Tabla1.F4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.B5" style:family="table-cell">
      <style:table-cell-properties fo:padding="0.097cm" fo:border-left="none" fo:border-right="0.5pt solid #000000" fo:border-top="0.5pt solid #000000" fo:border-bottom="2pt solid #000000"/>
    </style:style>
    <style:style style:name="Tabla1.C5" style:family="table-cell">
      <style:table-cell-properties fo:padding="0.097cm" fo:border-left="0.05pt solid #000000" fo:border-right="none" fo:border-top="none" fo:border-bottom="2pt solid #000000"/>
    </style:style>
    <style:style style:name="Tabla1.D5" style:family="table-cell">
      <style:table-cell-properties fo:padding="0.097cm" fo:border-left="0.05pt solid #000000" fo:border-right="none" fo:border-top="none" fo:border-bottom="2pt solid #000000"/>
    </style:style>
    <style:style style:name="Tabla1.E5" style:family="table-cell">
      <style:table-cell-properties fo:padding="0.097cm" fo:border-left="0.05pt solid #000000" fo:border-right="none" fo:border-top="none" fo:border-bottom="2pt solid #000000"/>
    </style:style>
    <style:style style:name="Tabla1.F5" style:family="table-cell">
      <style:table-cell-properties fo:padding="0.097cm" fo:border-left="0.05pt solid #000000" fo:border-right="0.05pt solid #000000" fo:border-top="none" fo:border-bottom="2pt solid #000000"/>
    </style:style>
    <style:style style:name="Tabla1.B6" style:family="table-cell">
      <style:table-cell-properties fo:padding="0.097cm" fo:border-left="none" fo:border-right="0.5pt solid #000000" fo:border-top="none" fo:border-bottom="0.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none" fo:border-right="0.5pt solid #000000" fo:border-top="none" fo:border-bottom="2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2pt solid #000000"/>
    </style:style>
    <style:style style:name="Tabla1.8" style:family="table-row">
      <style:table-row-properties style:min-row-height="0.736cm"/>
    </style:style>
    <style:style style:name="Tabla1.B8" style:family="table-cell">
      <style:table-cell-properties fo:padding="0.097cm" fo:border-left="none" fo:border-right="0.5pt solid #000000" fo:border-top="0.5pt solid #000000" fo:border-bottom="none"/>
    </style:style>
    <style:style style:name="Tabla1.C8" style:family="table-cell">
      <style:table-cell-properties fo:padding="0.097cm" fo:border-left="0.05pt solid #000000" fo:border-right="0.5pt solid #000000" fo:border-top="0.5pt solid #000000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Verdana" fo:font-size="10pt" officeooo:rsid="001ffeeb" officeooo:paragraph-rsid="001ffee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10pt" officeooo:rsid="001ffeeb" officeooo:paragraph-rsid="001ffeeb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0pt" officeooo:rsid="002195ed" officeooo:paragraph-rsid="002195e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officeooo:rsid="0025287a" officeooo:paragraph-rsid="0025287a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0pt" officeooo:rsid="002b2255" officeooo:paragraph-rsid="002b2255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officeooo:rsid="002b2255" officeooo:paragraph-rsid="002195e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29d4fd" officeooo:paragraph-rsid="0029d4fd" style:font-size-asian="11pt" style:font-size-complex="11pt"/>
    </style:style>
    <style:style style:name="P10" style:family="paragraph" style:parent-style-name="Standard">
      <style:text-properties officeooo:rsid="001f6541" officeooo:paragraph-rsid="001f6541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1pt" officeooo:rsid="001f6541" officeooo:paragraph-rsid="001f6541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1pt" officeooo:rsid="001ffeeb" officeooo:paragraph-rsid="001ffeeb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1pt" officeooo:rsid="0025287a" officeooo:paragraph-rsid="00269543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Verdana" fo:font-size="11pt" officeooo:rsid="0025287a" officeooo:paragraph-rsid="0025287a" style:font-size-asian="11pt" style:font-size-complex="11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Verdana" fo:font-size="11pt" officeooo:rsid="0025287a" officeooo:paragraph-rsid="00269543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1pt" officeooo:rsid="00269543" officeooo:paragraph-rsid="00269543" style:font-size-asian="11pt" style:font-size-complex="11pt"/>
    </style:style>
    <style:style style:name="P17" style:family="paragraph" style:parent-style-name="Standard">
      <style:text-properties style:font-name="Brush Script MT" officeooo:rsid="001f6541" officeooo:paragraph-rsid="001f6541"/>
    </style:style>
    <style:style style:name="P18" style:family="paragraph" style:parent-style-name="Standard">
      <style:paragraph-properties fo:text-align="justify" style:justify-single-word="false">
        <style:tab-stops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Comic Sans MS" fo:font-size="11pt" officeooo:rsid="00285009" officeooo:paragraph-rsid="00292104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omic Sans MS" fo:font-size="12pt" officeooo:rsid="0025287a" officeooo:paragraph-rsid="0025287a" style:font-size-asian="12pt" style:font-size-complex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Arial" fo:font-size="11pt" officeooo:rsid="00292104" officeooo:paragraph-rsid="00292104" style:font-size-asian="11pt" style:font-size-complex="11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Verdana" fo:font-size="10pt" officeooo:rsid="002266fc" officeooo:paragraph-rsid="0029210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Verdana" fo:font-size="10pt" officeooo:rsid="002266fc" officeooo:paragraph-rsid="0032cc8b" style:font-size-asian="10pt" style:font-size-complex="10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Verdana" fo:font-size="12pt" officeooo:rsid="0029d4fd" officeooo:paragraph-rsid="0029d4fd" style:font-size-asian="12pt" style:font-size-complex="12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5.001cm" style:type="right"/>
          <style:tab-stop style:position="9.999cm" style:type="char" style:char=","/>
          <style:tab-stop style:position="17cm" style:type="right"/>
        </style:tab-stops>
      </style:paragraph-properties>
      <style:text-properties style:font-name="Verdana" fo:font-size="12pt" officeooo:rsid="0032cc8b" officeooo:paragraph-rsid="0032cc8b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2.2cm" fo:margin-right="1.101cm" fo:text-align="justify" style:justify-single-word="false" fo:text-indent="-1.3cm" style:auto-text-indent="false" fo:background-color="transparent">
        <style:tab-stops>
          <style:tab-stop style:position="-0.508cm"/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Arial" fo:font-size="10pt" officeooo:rsid="002266fc" officeooo:paragraph-rsid="00292104" style:font-size-asian="10pt" style:font-size-complex="10pt"/>
    </style:style>
    <style:style style:name="P26" style:family="paragraph" style:parent-style-name="Standard" style:list-style-name="L1" style:master-page-name="">
      <loext:graphic-properties draw:fill="none"/>
      <style:paragraph-properties fo:margin-left="2.2cm" fo:margin-right="1.101cm" fo:text-align="justify" style:justify-single-word="false" fo:text-indent="-1.3cm" style:auto-text-indent="false" style:page-number="auto" fo:background-color="transparent">
        <style:tab-stops>
          <style:tab-stop style:position="-0.508cm"/>
          <style:tab-stop style:position="5.001cm" style:type="right" style:leader-style="dotted" style:leader-text="."/>
          <style:tab-stop style:position="9.999cm" style:type="char" style:char=","/>
          <style:tab-stop style:position="17cm" style:type="right" style:leader-style="solid" style:leader-text="_"/>
        </style:tab-stops>
      </style:paragraph-properties>
      <style:text-properties style:font-name="Arial" fo:font-size="10pt" officeooo:rsid="002266fc" officeooo:paragraph-rsid="00292104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officeooo:rsid="0029d4fd" officeooo:paragraph-rsid="0029d4fd" style:font-size-asian="11pt" style:font-size-complex="11pt"/>
    </style:style>
    <style:style style:name="T1" style:family="text">
      <style:text-properties style:font-name="Comic Sans MS"/>
    </style:style>
    <style:style style:name="T2" style:family="text">
      <style:text-properties style:font-name="Brush Script M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266fc" style:font-size-asian="12pt" style:font-size-complex="12pt"/>
    </style:style>
    <style:style style:name="T5" style:family="text">
      <style:text-properties officeooo:rsid="0026954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mbre_1<text:tab/><text:tab/><text:tab/><text:tab/><text:tab/><text:tab/><text:tab/><text:tab/><text:tab/><text:tab/><text:tab/>Nombre_2</text:p>
      <text:p text:style-name="P10"/>
      <text:p text:style-name="P17"><text:span text:style-name="T1">Texto en 2 columnas</text:span>: (Verdana)</text:p>
      <text:section text:style-name="Sect1" text:name="Sección1">
        <text:p text:style-name="P22"><text:tab/><text:span text:style-name="T3">En el principio fue la Acción la que se hizo pensamiento y no el verbo el que se hizo carne. Gracias a que hubo un mono curioso cuyo dedo pulgar hacía de pinza con el resto de la mano este antepasado nuestro comenzó a jugar con un palo manipulándolo de mil formas durante miles de años hasta que esta experiencia acabó por interesarle el germen de la lógica en el fondo del cerebro. <text:tab/>La ciencia universal se inició con este silogismo: “Le pego un garrotazo a mi enemigo, luego queda eliminado; así lo haré en adelante”. El resto ha sido una ráfaga de la inteligencia que nos ha llevado hasta la bomba atómica y la clonación.</text:span></text:p>
      </text:section>
      <text:p text:style-name="P11"/>
      <text:p text:style-name="P12"><text:span text:style-name="T1">Tabla</text:span>: (<text:span text:style-name="T2">Times New Roman</text:span>)</text:p>
      <table:table table:name="Tabla1" table:style-name="Tabla1">
        <table:table-column table:style-name="Tabla1.A" table:number-columns-repeated="3"/>
        <table:table-column table:style-name="Tabla1.D"/>
        <table:table-column table:style-name="Tabla1.A"/>
        <table:table-column table:style-name="Tabla1.F"/>
        <table:table-row table:style-name="TableLine94596344502352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1">Lunes</text:p>
          </table:table-cell>
          <table:table-cell table:style-name="Tabla1.C1" office:value-type="string">
            <text:p text:style-name="P1">Martes </text:p>
          </table:table-cell>
          <table:table-cell table:style-name="Tabla1.B1" office:value-type="string">
            <text:p text:style-name="P1">Miércoles </text:p>
          </table:table-cell>
          <table:table-cell table:style-name="Tabla1.B1" office:value-type="string">
            <text:p text:style-name="P1">Jueves </text:p>
          </table:table-cell>
          <table:table-cell table:style-name="Tabla1.B1" office:value-type="string">
            <text:p text:style-name="P1">Viernes </text:p>
          </table:table-cell>
        </table:table-row>
        <table:table-row table:style-name="TableLine94596239693792">
          <table:table-cell table:style-name="Tabla1.A1" office:value-type="string">
            <text:p text:style-name="P1">8:30</text:p>
          </table:table-cell>
          <table:table-cell table:style-name="Tabla1.A1" office:value-type="string">
            <text:p text:style-name="P4"/>
          </table:table-cell>
          <table:table-cell table:style-name="Tabla1.C1" office:value-type="string">
            <text:p text:style-name="P2">1 AD</text:p>
          </table:table-cell>
          <table:table-cell table:style-name="Tabla1.B1" office:value-type="string">
            <text:p text:style-name="P5"/>
          </table:table-cell>
          <table:table-cell table:style-name="Tabla1.B1" office:value-type="string">
            <text:p text:style-name="P4"/>
          </table:table-cell>
          <table:table-cell table:style-name="Tabla1.B1" office:value-type="string">
            <text:p text:style-name="P2">IAD</text:p>
          </table:table-cell>
        </table:table-row>
        <table:table-row table:style-name="TableLine94596329770336">
          <table:table-cell table:style-name="Tabla1.A1" office:value-type="string">
            <text:p text:style-name="P1">9:20</text:p>
          </table:table-cell>
          <table:table-cell table:style-name="Tabla1.B3" office:value-type="string">
            <text:p text:style-name="P4"/>
          </table:table-cell>
          <table:table-cell table:style-name="Tabla1.E3" office:value-type="string">
            <text:p text:style-name="P2">B</text:p>
          </table:table-cell>
          <table:table-cell table:style-name="Tabla1.D3" office:value-type="string">
            <text:p text:style-name="P2">2C</text:p>
          </table:table-cell>
          <table:table-cell table:style-name="Tabla1.E3" office:value-type="string">
            <text:p text:style-name="P2">1BC</text:p>
          </table:table-cell>
          <table:table-cell table:style-name="Tabla1.F3" office:value-type="string">
            <text:p text:style-name="P5"/>
          </table:table-cell>
        </table:table-row>
        <table:table-row table:style-name="TableLine94596295386352">
          <table:table-cell table:style-name="Tabla1.A1" office:value-type="string">
            <text:p text:style-name="P1">10:30</text:p>
          </table:table-cell>
          <table:table-cell table:style-name="Tabla1.B4" office:value-type="string">
            <text:p text:style-name="P4"/>
          </table:table-cell>
          <table:table-cell table:style-name="Tabla1.C4" office:value-type="string">
            <text:p text:style-name="P5"/>
          </table:table-cell>
          <table:table-cell table:style-name="Tabla1.D4" office:value-type="string">
            <text:p text:style-name="P2">RD</text:p>
          </table:table-cell>
          <table:table-cell table:style-name="Tabla1.E4" office:value-type="string">
            <text:p text:style-name="P2">G</text:p>
          </table:table-cell>
          <table:table-cell table:style-name="Tabla1.F4" office:value-type="string">
            <text:p text:style-name="P2">IBC</text:p>
          </table:table-cell>
        </table:table-row>
        <table:table-row table:style-name="TableLine94596345349856">
          <table:table-cell table:style-name="Tabla1.A1" office:value-type="string">
            <text:p text:style-name="P1">11:20</text:p>
          </table:table-cell>
          <table:table-cell table:style-name="Tabla1.B5" office:value-type="string">
            <text:p text:style-name="P2">1BC</text:p>
          </table:table-cell>
          <table:table-cell table:style-name="Tabla1.E5" office:value-type="string">
            <text:p text:style-name="P2">1BC</text:p>
          </table:table-cell>
          <table:table-cell table:style-name="Tabla1.D5" office:value-type="string">
            <text:p text:style-name="P2">Elee</text:p>
          </table:table-cell>
          <table:table-cell table:style-name="Tabla1.E5" office:value-type="string">
            <text:p text:style-name="P2">1AD</text:p>
          </table:table-cell>
          <table:table-cell table:style-name="Tabla1.F5" office:value-type="string">
            <text:p text:style-name="P2">G</text:p>
          </table:table-cell>
        </table:table-row>
        <table:table-row table:style-name="TableLine94596318864656">
          <table:table-cell table:style-name="Tabla1.A1" office:value-type="string">
            <text:p text:style-name="P1">12:35</text:p>
          </table:table-cell>
          <table:table-cell table:style-name="Tabla1.B6" office:value-type="string">
            <text:p text:style-name="P4"/>
          </table:table-cell>
          <table:table-cell table:style-name="Tabla1.C7" office:value-type="string">
            <text:p text:style-name="P2">3C</text:p>
          </table:table-cell>
          <table:table-cell table:style-name="Tabla1.D6" office:value-type="string">
            <text:p text:style-name="P2">1AD</text:p>
          </table:table-cell>
          <table:table-cell table:style-name="Tabla1.C7" office:value-type="string">
            <text:p text:style-name="P2">3C</text:p>
          </table:table-cell>
          <table:table-cell table:style-name="Tabla1.F6" office:value-type="string">
            <text:p text:style-name="P2">Elee</text:p>
          </table:table-cell>
        </table:table-row>
        <table:table-row table:style-name="TableLine94596342559200">
          <table:table-cell table:style-name="Tabla1.A1" office:value-type="string">
            <text:p text:style-name="P1">13:25</text:p>
          </table:table-cell>
          <table:table-cell table:style-name="Tabla1.B7" office:value-type="string">
            <text:p text:style-name="P7">2C</text:p>
          </table:table-cell>
          <table:table-cell table:style-name="Tabla1.C7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F7" office:value-type="string">
            <text:p text:style-name="P8">3C</text:p>
          </table:table-cell>
        </table:table-row>
        <table:table-row table:style-name="Tabla1.8">
          <table:table-cell table:style-name="Tabla1.A1" office:value-type="string">
            <text:p text:style-name="P1">14:15</text:p>
          </table:table-cell>
          <table:table-cell table:style-name="Tabla1.B8" office:value-type="string">
            <text:p text:style-name="P6"/>
          </table:table-cell>
          <table:table-cell table:style-name="Tabla1.C8" office:value-type="string">
            <text:p text:style-name="P2">CCP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5"/>
          </table:table-cell>
        </table:table-row>
      </table:table>
      <text:p text:style-name="P12"/>
      <text:p text:style-name="P19">Tabulaciones:</text:p>
      <text:p text:style-name="P14">Enero<text:tab/>310<text:tab/><text:span text:style-name="T5">333,33<text:tab/>Zulú</text:span></text:p>
      <text:p text:style-name="P14">Febrero<text:tab/>28<text:tab/><text:span text:style-name="T5">3,141592<text:tab/>Alfa</text:span></text:p>
      <text:p text:style-name="P14">Marzo<text:tab/>3100<text:tab/><text:span text:style-name="T5">1,4142<text:tab/>Tango</text:span></text:p>
      <text:p text:style-name="P15">abril<text:tab/><text:span text:style-name="T5">30000<text:tab/>2,3025<text:tab/>Bravo</text:span></text:p>
      <text:p text:style-name="P15"/>
      <text:p text:style-name="P18">Sangrada: (<text:span text:style-name="T2">Arial</text:span>)</text:p>
      <text:list xml:id="list3568145767" text:style-name="L1">
        <text:list-item>
          <text:p text:style-name="P26">En el principio fue la Acción la que se hizo pensamiento y no el verbo el que se hizo carne. Gracias a que hubo un mono curioso cuyo dedo pulgar hacía de pinza con el resto de la mano este antepasado nuestro comenzó a jugar con un palo manipulándolo de mil formas durante miles de años hasta que esta experiencia acabó por interesarle el germen de la lógica en el fondo del cerebro.</text:p>
        </text:list-item>
        <text:list-item>
          <text:p text:style-name="P25">La ciencia universal se inició con este silogismo: “Le pego un garrotazo a mi enemigo, luego queda eliminado; así lo haré en adelante”. El resto ha sido una ráfaga de la inteligencia que nos ha llevado hasta la bomba atómica y la clonación.</text:p>
        </text:list-item>
      </text:list>
      <text:p text:style-name="P21"/>
      <text:p text:style-name="P20"><text:span text:style-name="T4">E</text:span><text:span text:style-name="T3">cuasiones:</text:span></text:p>
      <table:table table:name="Tabla2" table:style-name="Tabla2">
        <table:table-column table:style-name="Tabla2.A" table:number-columns-repeated="3"/>
        <table:table-row table:style-name="TableLine94596339431168">
          <table:table-cell table:style-name="Tabla2.A1" office:value-type="string">
            <text:p text:style-name="P9">Distribuición Binomial </text:p>
            <text:p text:style-name="P9"/>
            <text:p text:style-name="P9"><draw:frame draw:style-name="fr1" draw:name="Objeto1" text:anchor-type="as-char" svg:y="-0.603cm" svg:width="4.847cm" svg:height="1.055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9"/>
            <text:p text:style-name="P9"/>
            <text:p text:style-name="P9"/>
          </table:table-cell>
          <table:table-cell table:style-name="Tabla2.A1" office:value-type="string">
            <text:p text:style-name="P9">Distribución Normal</text:p>
            <text:p text:style-name="P9"/>
            <text:p text:style-name="P9"><draw:frame draw:style-name="fr1" draw:name="Objeto2" text:anchor-type="as-char" svg:y="-0.857cm" svg:width="4.863cm" svg:height="1.27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a2.A1" office:value-type="string">
            <text:p text:style-name="P9">Interés Compuesto</text:p>
            <text:p text:style-name="P9"/>
            <text:p text:style-name="P9"><draw:frame draw:style-name="fr1" draw:name="Objeto3" text:anchor-type="as-char" svg:y="-0.783cm" svg:width="3.725cm" svg:height="1.268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</table:table-row>
      </table:table>
      <text:p text:style-name="P23"/>
      <text:p text:style-name="P23"/>
      <text:p text:style-name="P24">Curso <text:tab/><text:tab/><text:tab/>Fecha</text:p>
      <text:p text:style-name="P24"><text:soft-page-break/><text:tab/><text:tab/><text:tab/><text:tab/><text:tab/><text:tab/><text:tab/></text:p>
      <text:p text:style-name="P16"/>
      <text:p text:style-name="P13"><text:tab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rush Script MT" svg:font-family="'Brush Script 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11:47:26.270000000</meta:creation-date>
    <dc:date>2023-11-27T00:30:40.781763816</dc:date>
    <meta:editing-duration>PT53M55S</meta:editing-duration>
    <meta:editing-cycles>10</meta:editing-cycles>
    <meta:generator>LibreOffice/6.4.7.2$Linux_X86_64 LibreOffice_project/40$Build-2</meta:generator>
    <meta:document-statistic meta:table-count="2" meta:image-count="0" meta:object-count="3" meta:page-count="2" meta:paragraph-count="54" meta:word-count="306" meta:character-count="1665" meta:non-whitespace-character-count="1382"/>
  </office:meta>
</office:document-meta>
</file>

<file path=Object 1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n</mi>
              <mi>;</mi>
              <mi>x</mi>
              <mi>;</mi>
              <mi>b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n</mi>
                </mtd>
              </mtr>
            </mtable>
          </mrow>
          <mo fence="true" stretchy="true">)</mo>
        </mrow>
      </mrow>
      <msup>
        <mi>b</mi>
        <mi>x</mi>
      </msup>
      <msup>
        <mrow>
          <mo fence="true" stretchy="false">(</mo>
          <mrow>
            <mrow>
              <mn>1</mn>
              <mo stretchy="false">−</mo>
              <mi>b</mi>
            </mrow>
          </mrow>
          <mo fence="true" stretchy="false">)</mo>
        </mrow>
        <mrow>
          <mi>x</mi>
          <mo stretchy="false">−</mo>
          <mi>n</mi>
        </mrow>
      </msup>
    </mrow>
    <annotation encoding="StarMath 5.0">b( n;x;b )= left (binom{x}{n}  right ) b ^x ( 1-b) ^{ x-n 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;</mi>
              <mi>σ</mi>
              <mi>;</mi>
              <mi>μ</mi>
              <mi>;</mi>
            </mrow>
          </mrow>
          <mo fence="true" stretchy="false">)</mo>
        </mrow>
        <mo stretchy="false">=</mo>
        <mfrac>
          <mn>1</mn>
          <msqrt>
            <mrow>
              <mn>2</mn>
              <mi>π</mi>
              <mi>σ</mi>
            </mrow>
          </msqrt>
        </mfrac>
      </mrow>
      <msup>
        <mi>e</mi>
        <mrow>
          <mo fence="true" stretchy="true">(</mo>
          <mrow>
            <mfrac>
              <mrow>
                <mo fence="true" stretchy="false">(</mo>
                <mrow>
                  <mrow>
                    <mi>x</mi>
                    <mo stretchy="false">−</mo>
                    <mi>σ</mi>
                  </mrow>
                </mrow>
                <mo fence="true" stretchy="false">)</mo>
              </mrow>
              <mrow>
                <mn>2</mn>
                <msup>
                  <mi>μ</mi>
                  <mn>2</mn>
                </msup>
              </mrow>
            </mfrac>
          </mrow>
          <mo fence="true" stretchy="true">)</mo>
        </mrow>
      </msup>
    </mrow>
    <annotation encoding="StarMath 5.0">f( x; %sigma; %mu;  )= {1} over { sqrt{2 %pi %sigma} } e^{ left ( {(x- %sigma)} over {2 %mu ^2}  right )  }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false">(</mo>
          <mrow>
            <mi>n</mi>
          </mrow>
          <mo fence="true" stretchy="false">)</mo>
        </mrow>
        <mo stretchy="false">=</mo>
        <mi>A</mi>
      </mrow>
      <msup>
        <mrow>
          <mo fence="true" stretchy="true">[</mo>
          <mrow>
            <msup>
              <mrow>
                <mo fence="true" stretchy="true">(</mo>
                <mrow>
                  <mrow>
                    <mn>1</mn>
                    <mo stretchy="false">+</mo>
                    <mfrac>
                      <mi>r</mi>
                      <mi>n</mi>
                    </mfrac>
                  </mrow>
                </mrow>
                <mo fence="true" stretchy="true">)</mo>
              </mrow>
              <mrow>
                <mi>n</mi>
                <mo stretchy="false">/</mo>
                <mi>r</mi>
              </mrow>
            </msup>
          </mrow>
          <mo fence="true" stretchy="true">]</mo>
        </mrow>
        <mi mathvariant="italic">rt</mi>
      </msup>
    </mrow>
    <annotation encoding="StarMath 5.0">V( n )= A left [ left (  1 + {r} over {n}right ) ^{n/r}  right ] ^rt</annotation>
  </semantics>
</math>
</file>